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1 - Neutral theory 1</text:p>
      <text:p text:style-name="Standard"><text:a xlink:type="simple" xlink:href="https://imperial.cloud.panopto.eu/Panopto/Pages/Viewer.aspx?id=6278f4fe-f8e1-4d49-8905-ab1000a5f895" text:style-name="ListLabel_20_1" text:visited-style-name="ListLabel_20_1"><text:span text:style-name="Internet_20_link">https://imperial.cloud.panopto.eu/Panopto/Pages/Viewer.aspx?id=6278f4fe-f8e1-4d49-8905-ab1000a5f895</text:span></text:a></text:p>
      <text:p text:style-name="Standard"/>
      <text:p text:style-name="Standard"/>
      <text:p text:style-name="Standard">Lecture 2 - Neutral theory 2</text:p>
      <text:p text:style-name="Standard"><text:a xlink:type="simple" xlink:href="https://imperial.cloud.panopto.eu/Panopto/Pages/Viewer.aspx?id=cce088d1-37de-4423-88b1-ab1000bf62d7" text:style-name="ListLabel_20_1" text:visited-style-name="ListLabel_20_1"><text:span text:style-name="Internet_20_link">https://imperial.cloud.panopto.eu/Panopto/Pages/Viewer.aspx?id=cce088d1-37de-4423-88b1-ab1000bf62d7</text:span></text:a></text:p>
      <text:p text:style-name="Standard"/>
      <text:p text:style-name="Standard"/>
      <text:p text:style-name="Standard">Lecture 3 - HPC</text:p>
      <text:p text:style-name="Standard"><text:a xlink:type="simple" xlink:href="https://imperial.cloud.panopto.eu/Panopto/Pages/Viewer.aspx?id=551d996b-a934-4017-8480-ab1100a6327b" text:style-name="ListLabel_20_1" text:visited-style-name="ListLabel_20_1"><text:span text:style-name="Internet_20_link">https://imperial.cloud.panopto.eu/Panopto/Pages/Viewer.aspx?id=551d996b-a934-4017-8480-ab1100a6327b</text:span></text:a></text:p>
      <text:p text:style-name="Standard"/>
      <text:p text:style-name="Standard"/>
      <text:p text:style-name="Standard">Lecture 4 - Coalescence</text:p>
      <text:p text:style-name="Standard"><text:a xlink:type="simple" xlink:href="https://imperial.cloud.panopto.eu/Panopto/Pages/Viewer.aspx?id=2e2ae02b-487e-4486-9168-ab1200a66825" text:style-name="ListLabel_20_1" text:visited-style-name="ListLabel_20_1"><text:span text:style-name="Internet_20_link">https://imperial.cloud.panopto.eu/Panopto/Pages/Viewer.aspx?id=2e2ae02b-487e-4486-9168-ab1200a66825</text:span></text:a></text:p>
      <text:p text:style-name="Standard"/>
      <text:p text:style-name="Standard"/>
      <text:p text:style-name="Standard">Lecture 5 - Fractals 1</text:p>
      <text:p text:style-name="Standard"><text:a xlink:type="simple" xlink:href="https://imperial.cloud.panopto.eu/Panopto/Pages/Viewer.aspx?id=bdd1b207-ab12-4a0b-af44-ab1300a6dfee" text:style-name="ListLabel_20_1" text:visited-style-name="ListLabel_20_1"><text:span text:style-name="Internet_20_link">https://imperial.cloud.panopto.eu/Panopto/Pages/Viewer.aspx?id=bdd1b207-ab12-4a0b-af44-ab1300a6dfee</text:span></text:a></text:p>
      <text:p text:style-name="Standard"/>
      <text:p text:style-name="Standard"/>
      <text:p text:style-name="Standard">Lecture 6 - Fractals 2</text:p>
      <text:p text:style-name="Standard"><text:a xlink:type="simple" xlink:href="https://imperial.cloud.panopto.eu/Panopto/Pages/Viewer.aspx?id=bd467ae0-1e91-41c4-8947-ab1300be28c5" text:style-name="ListLabel_20_1" text:visited-style-name="ListLabel_20_1"><text:span text:style-name="Internet_20_link">https://imperial.cloud.panopto.eu/Panopto/Pages/Viewer.aspx?id=bd467ae0-1e91-41c4-8947-ab1300be28c5</text:span></text:a></text:p>
      <text:p text:style-name="Standard"/>
      <text:p text:style-name="Standard"/>
      <text:p text:style-name="Standard">Lecture 7 - Fractals 3</text:p>
      <text:p text:style-name="Standard"><text:a xlink:type="simple" xlink:href="https://imperial.cloud.panopto.eu/Panopto/Pages/Viewer.aspx?id=485ac49a-0c5f-44a8-8ee9-ab1400a65835" text:style-name="ListLabel_20_1" text:visited-style-name="ListLabel_20_1"><text:span text:style-name="Internet_20_link">https://imperial.cloud.panopto.eu/Panopto/Pages/Viewer.aspx?id=485ac49a-0c5f-44a8-8ee9-ab1400a65835</text:span></text:a></text:p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Rosindell</meta:initial-creator>
    <dc:creator>James Rosindell</dc:creator>
    <meta:editing-cycles>2</meta:editing-cycles>
    <meta:creation-date>2019-11-29T09:30:00</meta:creation-date>
    <dc:date>2019-11-29T12:05:00</dc:date>
    <meta:editing-duration>PT1M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42" meta:character-count="853" meta:non-whitespace-character-count="825"/>
    <meta:user-defined meta:name="AppVersion">14.0000</meta:user-defined>
    <meta:user-defined meta:name="Company">Imperi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